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Footnote">
      <style:text-properties fo:font-size="8pt" style:font-size-asian="8pt" style:font-size-complex="8pt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text-properties fo:color="#2a6099" loext:opacity="100%" fo:font-size="10.5pt" fo:font-weight="bold" style:font-size-asian="10.5pt" style:font-weight-asian="bold" style:font-size-complex="10.5pt" style:font-weight-complex="bold"/>
    </style:style>
    <style:style style:name="P4" style:family="paragraph" style:parent-style-name="Preformatted_20_Text">
      <style:text-properties fo:color="#2a6099" loext:opacity="100%" fo:font-size="10.5pt" fo:font-weight="bold" officeooo:paragraph-rsid="001dc8c0" style:font-size-asian="10.5pt" style:font-weight-asian="bold" style:font-size-complex="10.5pt" style:font-weight-complex="bold"/>
    </style:style>
    <style:style style:name="P5" style:family="paragraph" style:parent-style-name="Preformatted_20_Text">
      <style:paragraph-properties fo:text-align="center" style:justify-single-word="false"/>
      <style:text-properties fo:font-size="10.5pt" style:text-underline-style="solid" style:text-underline-width="auto" style:text-underline-color="font-color" fo:font-weight="bold" officeooo:paragraph-rsid="001b604c" style:font-size-asian="10.5pt" style:font-weight-asian="bold" style:font-size-complex="10.5pt" style:font-weight-complex="bold"/>
    </style:style>
    <style:style style:name="P6" style:family="paragraph" style:parent-style-name="Preformatted_20_Text">
      <style:text-properties fo:font-size="10.5pt" style:font-size-asian="10.5pt" style:font-size-complex="10.5pt"/>
    </style:style>
    <style:style style:name="P7" style:family="paragraph" style:parent-style-name="Preformatted_20_Text">
      <style:text-properties fo:font-size="10.5pt" officeooo:paragraph-rsid="001b604c" style:font-size-asian="10.5pt" style:font-size-complex="10.5pt"/>
    </style:style>
    <style:style style:name="P8" style:family="paragraph" style:parent-style-name="Preformatted_20_Text">
      <style:text-properties fo:font-size="10.5pt" officeooo:paragraph-rsid="001dc8c0" style:font-size-asian="10.5pt" style:font-size-complex="10.5pt"/>
    </style:style>
    <style:style style:name="P9" style:family="paragraph" style:parent-style-name="Preformatted_20_Text">
      <style:text-properties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fo:color="#2a6099" loext:opacity="100%" fo:font-weight="bold" officeooo:rsid="001b604c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b604c" style:font-weight-asian="bold" style:font-weight-complex="bold"/>
    </style:style>
    <style:style style:name="T6" style:family="text">
      <style:text-properties fo:font-weight="bold" officeooo:rsid="001850d5" style:font-weight-asian="bold" style:font-weight-complex="bold"/>
    </style:style>
    <style:style style:name="T7" style:family="text">
      <style:text-properties fo:font-weight="bold" officeooo:rsid="001dc8c0" style:font-weight-asian="bold" style:font-weight-complex="bold"/>
    </style:style>
    <style:style style:name="T8" style:family="text">
      <style:text-properties officeooo:rsid="001850d5"/>
    </style:style>
    <style:style style:name="T9" style:family="text">
      <style:text-properties officeooo:rsid="001b604c"/>
    </style:style>
    <style:style style:name="T10" style:family="text">
      <style:text-properties officeooo:rsid="001dc8c0"/>
    </style:style>
    <style:style style:name="T11" style:family="text">
      <style:text-properties style:use-window-font-color="true" loext:opacity="0%" fo:font-weight="bold" officeooo:rsid="001dc8c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he Goodness of God <text:span text:style-name="T8">(Bethel Music)</text:span><text:span text:style-name="T8"><text:note text:id="ftn0" text:note-class="footnote"><text:note-citation>1</text:note-citation><text:note-body><text:p text:style-name="P1">CCLI Song # 7117726 <text:s/>© 2018 Capitol CMG Paragon | SHOUT! Music Publishing Australia | Fellow Ships Music | So Essential Tunes | Bethel Music Publishing.For use solely with the SongSelect® Terms of Use. All rights reserved. www.ccli.com CCLI License # 3266058</text:p></text:note-body></text:note></text:span></text:p>
      <text:p text:style-name="P6"/>
      <text:p text:style-name="P7"><text:span text:style-name="T6">[ </text:span><text:span text:style-name="T4">C</text:span><text:span text:style-name="T5">HORDS</text:span><text:span text:style-name="T4"> </text:span><text:span text:style-name="T6">] <text:s text:c="3"/></text:span><text:span text:style-name="T2">G <text:s text:c="5"/>Gsus4 <text:s/>C9 <text:s text:c="4"/>D/F# <text:s text:c="2"/>Em7 <text:s text:c="3"/>G/B <text:s text:c="4"/></text:span><text:span text:style-name="T11">[ CAPO 1 ]</text:span></text:p>
      <text:p text:style-name="P3"><text:s text:c="14"/>==oo== x=oo== o==o== xoo=== o==o== o=oo==</text:p>
      <text:p text:style-name="P3"><text:s text:c="14"/>|||||| |||||| |||||| |||||| |||||| ||||||</text:p>
      <text:p text:style-name="P3"><text:s text:c="14"/>|O|||| |||||| ||O||| |||O|| |OO||| |O||||</text:p>
      <text:p text:style-name="P3"><text:s text:c="14"/>O|||OO |O||OO |O||OO ||||OO ||||OO ||||OO</text:p>
      <text:p text:style-name="P3"/>
      <text:p text:style-name="P7"><text:span text:style-name="T4">[ I</text:span><text:span text:style-name="T5">NTRO</text:span><text:span text:style-name="T4"> ] <text:s text:c="4"/></text:span><text:span text:style-name="T3">| </text:span><text:span text:style-name="T2">G Gsus4 <text:s/></text:span><text:span text:style-name="T3">|</text:span><text:span text:style-name="T2"> G Gsus4 <text:s/></text:span><text:span text:style-name="T3">|</text:span></text:p>
      <text:p text:style-name="P6"/>
      <text:p text:style-name="P6"><text:span text:style-name="T4">[ </text:span><text:span text:style-name="T5">VERSE</text:span><text:span text:style-name="T4"> 1 ]</text:span><text:span text:style-name="T1"> <text:s text:c="14"/></text:span><text:span text:style-name="T2">G <text:s text:c="13"/>C9 <text:s text:c="9"/>G</text:span></text:p>
      <text:p text:style-name="P6"><text:s text:c="14"/>I love you, Lord, for your mercy never fails me</text:p>
      <text:p text:style-name="P3"><text:s text:c="14"/>D/F# <text:s text:c="2"/>Em7 <text:s text:c="12"/>C9 <text:s text:c="10"/>D/F#</text:p>
      <text:p text:style-name="P6"><text:s text:c="14"/>All my days, I’ve been held in your hands</text:p>
      <text:p text:style-name="P6"><text:s text:c="37"/><text:span text:style-name="T2">Em7 <text:s text:c="4"/>C9 <text:s text:c="13"/>G D/F# Em7</text:span></text:p>
      <text:p text:style-name="P6"><text:s text:c="14"/>From the moment that I wake up, until I lay my head</text:p>
      <text:p text:style-name="P6"><text:s text:c="21"/><text:span text:style-name="T2">C9 <text:s text:c="9"/>D/F# <text:s text:c="7"/>G</text:span></text:p>
      <text:p text:style-name="P6"><text:s text:c="14"/>I will sing of the goodness of God</text:p>
      <text:p text:style-name="P6"/>
      <text:p text:style-name="P9">[ <text:span text:style-name="T9">CHORUS </text:span>] <text:s text:c="3"/><text:span text:style-name="T1">C9 <text:s text:c="26"/>G</text:span></text:p>
      <text:p text:style-name="P6"><text:s text:c="17"/>All my life you have been faithful</text:p>
      <text:p text:style-name="P3"><text:s text:c="14"/>C9 <text:s text:c="26"/>G <text:s text:c="5"/>D/F#</text:p>
      <text:p text:style-name="P6"><text:s text:c="17"/>All my life you have been so, so good</text:p>
      <text:p text:style-name="P3"><text:s text:c="14"/>C9 <text:s text:c="28"/>G D/F# Em7</text:p>
      <text:p text:style-name="P6"><text:s text:c="17"/>With every breath that I am able</text:p>
      <text:p text:style-name="P3"><text:s text:c="21"/>C9 <text:s text:c="9"/>D/F# <text:s text:c="7"/>G</text:p>
      <text:p text:style-name="P6"><text:s text:c="14"/>I will sing of the goodness of God</text:p>
      <text:p text:style-name="P6"/>
      <text:p text:style-name="P9">[ <text:span text:style-name="T9">VERSE</text:span> 2 ]<text:span text:style-name="T1"> <text:s text:c="14"/>G <text:s text:c="15"/>C9 <text:s text:c="16"/>G</text:span></text:p>
      <text:p text:style-name="P6"><text:s text:c="14"/>I love your voice. <text:s/>You have led me through the fire</text:p>
      <text:p text:style-name="P3"><text:s text:c="17"/>D/F# <text:s text:c="3"/>Em7 <text:s text:c="10"/>C9 <text:s text:c="11"/>D/F#</text:p>
      <text:p text:style-name="P6"><text:s text:c="14"/>In darkest night you are close like no other</text:p>
      <text:p text:style-name="P4"><text:s text:c="34"/>Em7 <text:s text:c="2"/>C9 <text:s text:c="19"/>G D/F# Em7</text:p>
      <text:p text:style-name="P8"><text:s text:c="14"/>I’ve known you as a father <text:s/>I’ve known you as a friend</text:p>
      <text:p text:style-name="P3"><text:s text:c="21"/>C9 <text:s text:c="10"/>D/F# <text:s text:c="7"/>G</text:p>
      <text:p text:style-name="P6"><text:s text:c="14"/>I have lived in the goodness of God</text:p>
      <text:p text:style-name="P6"/>
      <text:p text:style-name="P6"><text:span text:style-name="T4">[ </text:span><text:span text:style-name="T5">CHORUS </text:span><text:span text:style-name="T4">]</text:span></text:p>
      <text:p text:style-name="P6"/>
      <text:p text:style-name="P9">[ <text:span text:style-name="T9">BRIDGE </text:span><text:span text:style-name="T10">x2 </text:span>] <text:span text:style-name="T1">G/B <text:s text:c="16"/>C9 <text:s text:c="17"/>D/F# <text:s text:c="9"/>G</text:span></text:p>
      <text:p text:style-name="P6"><text:s text:c="17"/>Your goodness is running after, It’s running after me</text:p>
      <text:p text:style-name="P3"><text:s text:c="14"/>G/B <text:s text:c="16"/>C9 <text:s text:c="17"/>D/F# <text:s text:c="9"/>G</text:p>
      <text:p text:style-name="P6"><text:s text:c="17"/>Your goodness is running after, It’s running after me</text:p>
      <text:p text:style-name="P3"><text:s text:c="22"/>G/B <text:s text:c="19"/>C9</text:p>
      <text:p text:style-name="P6"><text:s text:c="14"/>With my life laid down, I’m surrendered now</text:p>
      <text:p text:style-name="P3"><text:s text:c="16"/>D/F# <text:s text:c="9"/>Em7</text:p>
      <text:p text:style-name="P6"><text:s text:c="14"/>I give you everything</text:p>
      <text:p text:style-name="P3"><text:s text:c="14"/>G/B <text:s text:c="16"/>C9 <text:s text:c="17"/>D/F# <text:s text:c="9"/>G</text:p>
      <text:p text:style-name="P6"><text:s text:c="17"/>Your goodness is running after, It's running after me</text:p>
      <text:p text:style-name="P9"/>
      <text:p text:style-name="P9">[ C<text:span text:style-name="T9">HORUS </text:span><text:span text:style-name="T10">x2</text:span> ]</text:p>
      <text:p text:style-name="P9"/>
      <text:p text:style-name="P6"><text:span text:style-name="T4">[ </text:span><text:span text:style-name="T7">OUTRO</text:span><text:span text:style-name="T4"> ]</text:span><text:span text:style-name="T2"> <text:s text:c="11"/>C9 <text:s text:c="9"/>D/F# <text:s text:c="7"/>Em7</text:span></text:p>
      <text:p text:style-name="P6"><text:s text:c="14"/>I will sing of the goodness of God</text:p>
      <text:p text:style-name="P4"><text:s text:c="21"/>C9 <text:s text:c="9"/>D/F# <text:s text:c="7"/>G <text:s text:c="2"/>Gsus4 <text:s/>G Gsus4 <text:s/>G</text:p>
      <text:p text:style-name="P6"><text:s text:c="14"/>I will sing of the goodness of Go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03-10T22:55:47.411389390</dc:date>
    <meta:editing-duration>PT1H7M33S</meta:editing-duration>
    <meta:editing-cycles>7</meta:editing-cycles>
    <meta:document-statistic meta:table-count="0" meta:image-count="0" meta:object-count="0" meta:page-count="1" meta:paragraph-count="48" meta:word-count="353" meta:character-count="2774" meta:non-whitespace-character-count="1313"/>
  </office:meta>
</office:document-meta>
</file>